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.397cm" svg:x="3.729cm" svg:y="7.9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397cm" svg:x="13.762cm" svg:y="7.9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064cm" svg:y1="6.505cm" svg:x2="13.635cm" svg:y2="6.505cm">
          <text:p/>
        </draw:line>
        <draw:frame draw:style-name="gr4" draw:text-style-name="P2" draw:layer="layout" svg:width="3.683cm" svg:height="1.52cm" svg:x="17.953cm" svg:y="5.997cm">
          <draw:text-box>
            <text:p text:style-name="P2"><text:span text:style-name="T1">compare</text:span></text:p>
          </draw:text-box>
        </draw:frame>
        <draw:frame draw:style-name="gr4" draw:text-style-name="P2" draw:layer="layout" svg:width="3.683cm" svg:height="1.52cm" svg:x="3.221cm" svg:y="13.109cm">
          <draw:text-box>
            <text:p text:style-name="P2"><text:span text:style-name="T1">shift</text:span></text:p>
          </draw:text-box>
        </draw:frame>
        <draw:line draw:style-name="gr5" draw:text-style-name="P1" draw:layer="layout" svg:x1="6.65cm" svg:y1="13.271cm" svg:x2="12.557cm" svg:y2="13.319cm">
          <text:p/>
        </draw:line>
        <draw:g>
          <draw:custom-shape draw:style-name="gr1" draw:text-style-name="P1" draw:layer="layout" svg:width="10.287cm" svg:height="1.397cm" svg:x="6.623cm" svg:y="10.3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237cm" svg:height="1.397cm" svg:x="13.7cm" svg:y="10.3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237cm" svg:height="1.397cm" svg:x="7.784cm" svg:y="10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0.287cm" svg:height="1.397cm" svg:x="12.53cm" svg:y="12.68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237cm" svg:height="1.397cm" svg:x="19.607cm" svg:y="12.68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237cm" svg:height="1.397cm" svg:x="13.691cm" svg:y="12.6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31T20:42:07</meta:creation-date>
    <dc:date>2013-07-31T21:02:50</dc:date>
    <meta:editing-duration>PT5M23S</meta:editing-duration>
    <meta:editing-cycles>2</meta:editing-cycles>
    <meta:generator>LibreOffice/3.5$MacOSX_x86 LibreOffice_project/e0fbe70-dcba98b-297ab39-994e618-0f858f0</meta:generator>
    <meta:document-statistic meta:object-count="14"/>
  </office:meta>
</office:document-meta>
</file>